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how me Love</text:p>
      <text:p text:style-name="Standard"/>
      <text:p text:style-name="Standard">2022, ongoing</text:p>
      <text:p text:style-name="Standard"/>
      <text:p text:style-name="Standard">a collaboration with Noam Youngrak Son</text:p>
      <text:p text:style-name="Standard"/>
      <text:p text:style-name="Standard">descriptoipint text ttext sotnekwöernwk <text:s/>descriptoins a a sjnadlkan descriptoipint text ttext sotnekwöernwk <text:s/>descriptoins a a sjnadlkan descriptoipint text ttext sotnekwöernwk <text:s/>descriptoins a a sjnadlkan descriptoipint text ttext sotnekwöernwk <text:s/>descriptoins a a sjnadlkan descriptoipint text ttext sotnekwöernwk <text:s/>descriptoins a a sjnadlkan descriptoipint text ttext sotnekwöernwk <text:s/>descriptoins a a sjnadlkan descriptoipint text ttext sotnekwöernwk <text:s/>descriptoins a a sjnadlkan descriptoipint text ttext sotnekwöernwk <text:s/>descriptoins a a sjnadlkan descriptoipint text ttext sotnekwöernwk <text:s/>descriptoins a a sjnadlkan descriptoipint text ttext sotnekwöernwk <text:s/>descriptoins a a sjnadlkan descriptoipint text ttext sotnekwöernwk <text:s/>descriptoins a a sjnadlkan descriptoipint text ttext sotnekwöernwk <text:s/>descriptoins a a sjnadlkan </text:p>
      <text:p text:style-name="Standard"/>
      <text:p text:style-name="Standard">Media Content:</text:p>
      <text:p text:style-name="Standard">-profile picture</text:p>
      <text:p text:style-name="Standard">-diagram</text:p>
      <text:p text:style-name="Standard">-link to ecoes interview</text:p>
      <text:p text:style-name="Standard">-link to instagram</text:p>
      <text:p text:style-name="Standard"/>
      <text:p text:style-name="Standard"/>
      <text:p text:style-name="Standard"/>
      <text:p text:style-name="Standard">Supported by:</text:p>
      <text:p text:style-name="Standard">-Underexposed, Sonic Acts (2022)</text:p>
      <text:p text:style-name="Standard">-Starting Grant Design, Stimulering Fonds (2022)</text:p>
      <text:p text:style-name="Standard"/>
      <text:p text:style-name="Standard">Additional:</text:p>
      <text:p text:style-name="Standard">- Fertile Waters Interview, Ecoes Magazine (2023)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7M15S</meta:editing-duration>
    <meta:editing-cycles>3</meta:editing-cycles>
    <meta:generator>OpenOffice/4.1.14$Win32 OpenOffice.org_project/4114m1$Build-9811</meta:generator>
    <dc:date>2023-08-14T09:23:58.59</dc:date>
    <meta:document-statistic meta:table-count="0" meta:image-count="0" meta:object-count="0" meta:page-count="1" meta:paragraph-count="14" meta:word-count="139" meta:character-count="1112"/>
    <dc:creator>s f</dc:creator>
    <meta:user-defined meta:name="Info 1"/>
    <meta:user-defined meta:name="Info 2"/>
    <meta:user-defined meta:name="Info 3"/>
    <meta:user-defined meta:name="Info 4"/>
  </office:meta>
</office:document-meta>
</file>